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806cm" fo:min-width="3.23cm" fo:wrap-option="no-wrap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11.929cm"/>
    </style:style>
    <style:style style:name="pr8" style:family="presentation" style:parent-style-name="midnightblue-title">
      <style:graphic-properties draw:auto-grow-height="true" fo:min-height="2.66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1.245cm" fo:margin-right="0cm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style:font-size-asian="26pt" style:font-size-complex="28pt"/>
    </style:style>
    <style:style style:name="T3" style:family="text">
      <style:text-properties style:font-name="Comic Sans MS" fo:font-size="26pt" style:font-size-asian="26pt" style:font-size-complex="26pt"/>
    </style:style>
    <style:style style:name="T4" style:family="text">
      <style:text-properties style:font-name="Liberation Mono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SS Gbg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Anders F Björklund</text:p>
            <text:p/>
            <text:p><text:span text:style-name="T1"><text:a xlink:href="https://github.com/afbjorklund" xlink:type="simple">https://github.com/afbjorklund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Raspia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p>Raspberry Pi + Debian GNU/Linux = Raspian!</text:p>
            <text:p>Models:</text:p>
            <text:p text:style-name="P3"><text:span text:style-name="T2">Raspberry Pi 1: ARMv6</text:span></text:p>
            <text:p text:style-name="P3"><text:span text:style-name="T2">Raspberry Pi 2: 4 cores!</text:span></text:p>
            <text:p text:style-name="P3"><text:span text:style-name="T2">Raspberry Pi 3: 64-bit! (and wi-fi)</text:span></text:p>
            <text:p text:style-name="P3"><text:span text:style-name="T2">Raspberry Pi Zero</text:span></text:p>
            <text:p text:style-name="P3"><text:span text:style-name="T2">Raspberry Pi Zero W (W for wi-fi)</text:span></text:p>
            <text:p>Release:</text:p>
            <text:p text:style-name="P3"><text:span text:style-name="T2">Raspbian GNU/Linux 9 (stretch) <text:s text:c="2"/></text:span><text:span text:style-name="T3">gnueabihf</text:span></text:p>
          </draw:text-box>
        </draw:frame>
        <draw:custom-shape draw:style-name="gr2" draw:text-style-name="P4" draw:layer="layout" svg:width="5.3cm" svg:height="1.5cm" svg:x="18.1cm" svg:y="17.8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16653.3106960951 27183.47768154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PRoot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PRoot is a user-space implementation of <text:span text:style-name="T4">chroot</text:span>, <text:span text:style-name="T4">mount --bind</text:span>, and <text:span text:style-name="T4">binfmt_misc</text:span>.</text:p>
              </text:list-item>
              <text:list-item>
                <text:p text:style-name="P3">(fake)chroot: run command or interactive shell with special root directory</text:p>
              </text:list-item>
              <text:list-item>
                <text:p text:style-name="P3">mount --bind: mount part of the file hierarchy somewhere else</text:p>
              </text:list-item>
              <text:list-item>
                <text:p text:style-name="P3">binfmt_misc: kernel feature to support miscellaneous binary forma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Demo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1. Hardware</text:p>
            <text:p/>
            <text:p>2. Softwar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17:23:08.685351498</meta:creation-date>
    <dc:date>2018-09-26T18:29:30.445506031</dc:date>
    <meta:editing-duration>PT56M9S</meta:editing-duration>
    <meta:editing-cycles>7</meta:editing-cycles>
    <meta:generator>LibreOffice/5.1.6.2$Linux_X86_64 LibreOffice_project/10m0$Build-2</meta:generator>
    <meta:document-statistic meta:object-count="52"/>
  </office:meta>
</office:document-meta>
</file>